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font-style-asian="italic" style:font-style-complex="italic"/>
    </style:style>
    <style:style style:name="T14" style:family="text">
      <style:text-properties style:text-position="super 58%" fo:font-weight="normal" style:font-weight-asian="normal" style:font-weight-complex="normal"/>
    </style:style>
    <style:style style:name="T15" style:family="text">
      <style:text-properties officeooo:rsid="00ddb14a"/>
    </style:style>
    <style:style style:name="T16" style:family="text">
      <style:text-properties officeooo:rsid="00e6c0cb"/>
    </style:style>
    <style:style style:name="T17" style:family="text">
      <style:text-properties officeooo:rsid="00e9002e"/>
    </style:style>
    <style:style style:name="T18" style:family="text">
      <style:text-properties officeooo:rsid="00f409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12">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14">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15">I took a rapid test w/ negative result. Cait said I should go to the party alone, but it didn’t sit well when I said okay… with either of us. We decided we would eat lasagna and drink champagne. She was feeling down.</text:span></text:p>
      <text:p text:style-name="P18"><text:s text:c="3"/><text:span text:style-name="T15">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76"/>
      <text:p text:style-name="P76"/>
      <text:p text:style-name="P76"/>
      <text:p text:style-name="P76"/>
      <text:p text:style-name="P76"/>
      <text:p text:style-name="P76">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6"><text:soft-page-break/>I.I.XXI</text:p>
      <text:p text:style-name="P26"><text:span text:style-name="T2"/></text:p>
      <text:p text:style-name="P27"><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27"><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27"><text:span text:style-name="T2"/></text:p>
      <text:p text:style-name="P35"><text:span text:style-name="T2">. . .</text:span></text:p>
      <text:p text:style-name="P27"><text:span text:style-name="T2"/></text:p>
      <text:p text:style-name="P27"><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27"><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27"><text:span text:style-name="T2"/></text:p>
      <text:p text:style-name="P35"><text:span text:style-name="T2">. . .</text:span></text:p>
      <text:p text:style-name="P27"><text:span text:style-name="T2"/></text:p>
      <text:p text:style-name="P27"><text:span text:style-name="T2">Ate a taco and, later, some mac &amp; cheese. I decided to watch Isle of Dogs and enjoyed it. Sunny came in after 30 mins and enjoyed it even more than I did.</text:span></text:p>
      <text:p text:style-name="P27"><text:soft-page-break/><text:span text:style-name="T2"/></text:p>
      <text:p text:style-name="P27">I.II</text:p>
      <text:p text:style-name="P27"><text:span text:style-name="T2"/></text:p>
      <text:p text:style-name="P27"><text:span text:style-name="T2">A big rain started at 4AM, accompanied by a single large crack of thunder. Whiskey took Nutmeg’s spot at the end of the couch and Nutmeg climbed on top of me.</text:span></text:p>
      <text:p text:style-name="P27"><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27"><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27"><text:span text:style-name="T2"/></text:p>
      <text:p text:style-name="P35"><text:span text:style-name="T2">. . .</text:span></text:p>
      <text:p text:style-name="P27"><text:span text:style-name="T2"/></text:p>
      <text:p text:style-name="P43"><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43"><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28"><text:span text:style-name="T2"/></text:p>
      <text:p text:style-name="P36"><text:span text:style-name="T2">. . .</text:span></text:p>
      <text:p text:style-name="P28"><text:span text:style-name="T2"/></text:p>
      <text:p text:style-name="P44"><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44"><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29"><text:span text:style-name="T2"/></text:p>
      <text:p text:style-name="P37"><text:span text:style-name="T2">. . .</text:span></text:p>
      <text:p text:style-name="P29"><text:span text:style-name="T2"/></text:p>
      <text:p text:style-name="P44"><text:span text:style-name="T2">we ended up drinking Woodford Reserve and eating mushies, listening to records, smoking cigarettes and typing on my Rebound. Eventually, Cait announced it was, “Time to get vertical——no, I mean horizontal!”</text:span></text:p>
      <text:p text:style-name="P44"><text:span text:style-name="T2"/></text:p>
      <text:p text:style-name="P45">I.III</text:p>
      <text:p text:style-name="P18"/>
      <text:p text:style-name="P20">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0"><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30"><text:span text:style-name="T2"/></text:p>
      <text:p text:style-name="P38"><text:span text:style-name="T2">. . .</text:span></text:p>
      <text:p text:style-name="P30"><text:span text:style-name="T2"/></text:p>
      <text:p text:style-name="P46"><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46"><text:span text:style-name="T2"><text:s text:c="3"/>She drove me home and I started working. Unfortunately, turtlemoon.net is already a design firm, so back to the drawing board. I decided to make some coffee and write in my journal.</text:span></text:p>
      <text:p text:style-name="P30"><text:span text:style-name="T2"/></text:p>
      <text:p text:style-name="P38"><text:span text:style-name="T2">. . .</text:span></text:p>
      <text:p text:style-name="P30"><text:span text:style-name="T2"/></text:p>
      <text:p text:style-name="P46"><text:span text:style-name="T2">I worked most of the night (person on parole and conflicted abortion lady) took a bath, talked to Cait and cuddled Nutmeg. I fell asleep around 11PM after letting my phone die from scrolling.</text:span></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7"><text:soft-page-break/>I.IV</text:p>
      <text:p text:style-name="P47"><text:span text:style-name="T2"/></text:p>
      <text:p text:style-name="P46"><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46"><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46"><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46"><text:span text:style-name="T3"><text:s text:c="3"/>Either way, I grabbed my sticks, rags and throne from the house and then walked down to Kev’s. I was the first in the basement. It sounded like Fursty was upstairs.</text:span></text:p>
      <text:p text:style-name="P31"><text:span text:style-name="T2"/></text:p>
      <text:p text:style-name="P39"><text:span text:style-name="T2">. . .</text:span></text:p>
      <text:p text:style-name="P31"><text:span text:style-name="T2"/></text:p>
      <text:p text:style-name="P48"><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48"><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48"><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48"><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48"><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49"><text:soft-page-break/>I.V</text:p>
      <text:p text:style-name="P49"/>
      <text:p text:style-name="P21">Weird dreams about a snake trying to <text:span text:style-name="T16">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1"><text:s text:c="3"/><text:span text:style-name="T16">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32"><text:span text:style-name="T2"/></text:p>
      <text:p text:style-name="P40"><text:span text:style-name="T2">. . .</text:span></text:p>
      <text:p text:style-name="P32"><text:span text:style-name="T2"/></text:p>
      <text:p text:style-name="P50"><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50"><text:span text:style-name="T2"><text:s text:c="3"/>I came home, typed 10 mins of tape, ate some noodles Sunny had made and fell asleep.</text:span></text:p>
      <text:p text:style-name="P50"><text:span text:style-name="T2"/></text:p>
      <text:p text:style-name="P50"><text:span text:style-name="T2"/></text:p>
      <text:p text:style-name="P50"><text:span text:style-name="T2"/></text:p>
      <text:p text:style-name="P50"><text:soft-page-break/>I.VI</text:p>
      <text:p text:style-name="P50"><text:span text:style-name="T2"/></text:p>
      <text:p text:style-name="P50"><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33"><text:span text:style-name="T2"/></text:p>
      <text:p text:style-name="P41"><text:span text:style-name="T2">. . .</text:span></text:p>
      <text:p text:style-name="P33"><text:span text:style-name="T2"/></text:p>
      <text:p text:style-name="P51"><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51"><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51"><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51"><text:span text:style-name="T2"><text:s text:c="3"/>I was spinning when I got to bed and so happy to listen to Cait talk about her grandmother. She asked me why I was crying. I said it was the happiest she’d ever seemed. </text:span></text:p>
      <text:p text:style-name="P51"><text:span text:style-name="T2"/></text:p>
      <text:p text:style-name="P52">I.VII</text:p>
      <text:p text:style-name="P52"/>
      <text:p text:style-name="P22">Woke at Cait’s, ate a clementine, made <text:span text:style-name="T17">a French press and wrote in my journal on the couch.</text:span></text:p>
      <text:p text:style-name="P34"><text:span text:style-name="T2"/></text:p>
      <text:p text:style-name="P42"><text:span text:style-name="T2">. . .</text:span></text:p>
      <text:p text:style-name="P34"><text:span text:style-name="T2"/></text:p>
      <text:p text:style-name="P53"><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34"><text:span text:style-name="T2"/></text:p>
      <text:p text:style-name="P42"><text:span text:style-name="T2">. . .</text:span></text:p>
      <text:p text:style-name="P34"><text:span text:style-name="T2"/></text:p>
      <text:p text:style-name="P53"><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53"><text:span text:style-name="T2"/></text:p>
      <text:p text:style-name="P53"><text:span text:style-name="T2"/></text:p>
      <text:p text:style-name="P53"><text:span text:style-name="T2"/></text:p>
      <text:p text:style-name="P53"><text:soft-page-break/>I.VIII</text:p>
      <text:p text:style-name="P53"><text:span text:style-name="T2"/></text:p>
      <text:p text:style-name="P53"><text:span text:style-name="T2">Woke at 9:45, </text:span><text:span text:style-name="T5">ate two clementines, made a French press and wrote in my journal. I’d had a dream about Cait ghosting me and was relieved to find it untrue.</text:span></text:p>
      <text:p text:style-name="P53"><text:span text:style-name="T5"/></text:p>
      <text:p text:style-name="P54"><text:span text:style-name="T5">. . .</text:span></text:p>
      <text:p text:style-name="P54"><text:span text:style-name="T5"/></text:p>
      <text:p text:style-name="P55"><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55"><text:span text:style-name="T2"><text:s text:c="3"/>I walked home, loaded my drums and sat on the couch looking at my phone for a while. I drove the truck down Brevard Rd. to Sierra Nevada, checked in at the truck entrance, parked and let myself inside.</text:span></text:p>
      <text:p text:style-name="P55"><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55"><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55"><text:span text:style-name="T2"><text:s text:c="3"/>I finally felt okay with sitting down and writing in my journal.</text:span></text:p>
      <text:p text:style-name="P18"/>
      <text:p text:style-name="P18"/>
      <text:p text:style-name="P18"/>
      <text:p text:style-name="P56"><text:soft-page-break/>I.IX</text:p>
      <text:p text:style-name="P56"><text:span text:style-name="T2"/></text:p>
      <text:p text:style-name="P57"><text:span text:style-name="T2">The dogs woke me up at 8:30, and so I fed </text:span><text:span text:style-name="T6">them, let them out, made coffee, drank it on the couch and started transcribing.</text:span></text:p>
      <text:p text:style-name="P58"><text:span text:style-name="T6"/></text:p>
      <text:p text:style-name="P58"><text:span text:style-name="T6">. . .</text:span></text:p>
      <text:p text:style-name="P58"><text:span text:style-name="T6"/></text:p>
      <text:p text:style-name="P59"><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59"><text:span text:style-name="T2"/></text:p>
      <text:p text:style-name="P60">I.X</text:p>
      <text:p text:style-name="P60"><text:span text:style-name="T2"/></text:p>
      <text:p text:style-name="P59"><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59"><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59"><text:span text:style-name="T2"/></text:p>
      <text:p text:style-name="P61"><text:span text:style-name="T2">. . .</text:span></text:p>
      <text:p text:style-name="P59"><text:span text:style-name="T2"/></text:p>
      <text:p text:style-name="P62"><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62"><text:span text:style-name="T7"/></text:p>
      <text:p text:style-name="P63">I.XI</text:p>
      <text:p text:style-name="P63"><text:span text:style-name="T2"/></text:p>
      <text:p text:style-name="P63"><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63"><text:span text:style-name="T8"/></text:p>
      <text:p text:style-name="P64"><text:span text:style-name="T8">. . .</text:span></text:p>
      <text:p text:style-name="P63"><text:span text:style-name="T8"/></text:p>
      <text:p text:style-name="P65"><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65"><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65"><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65"><text:span text:style-name="T2"/></text:p>
      <text:p text:style-name="P66">I.XII</text:p>
      <text:p text:style-name="P66"><text:span text:style-name="T2"/></text:p>
      <text:p text:style-name="P65"><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65"><text:span text:style-name="T9"/></text:p>
      <text:p text:style-name="P67"><text:span text:style-name="T9">. . .</text:span></text:p>
      <text:p text:style-name="P65"><text:span text:style-name="T9"/></text:p>
      <text:p text:style-name="P68"><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69">I.XIII</text:p>
      <text:p text:style-name="P69"/>
      <text:p text:style-name="P23">We woke and decided not to go to Sylva. <text:span text:style-name="T18">Instead, we went to uj. Cait had a burger with fries and I had a <text:s/>Cuban with tots. I walked her home and then went to my house to drink coffee and write in my journal.</text:span></text:p>
      <text:p text:style-name="P23"/>
      <text:p text:style-name="P24">. . .</text:p>
      <text:p text:style-name="P23"/>
      <text:p text:style-name="P25"><text:soft-page-break/>I chilled on the couch until Sunny went into work around 4 and then found a file——General Granger talking about his certifications for board leadership. I worked on that and <text:span text:style-name="T13">finally</text:span> started getting a JLC order together. Darth and Panda did preorders. Aside from a bath, that’s all I did.</text:p>
      <text:p text:style-name="P25"/>
      <text:p text:style-name="P70">I.XIV</text:p>
      <text:p text:style-name="P70"><text:span text:style-name="T2"/></text:p>
      <text:p text:style-name="P70"><text:span text:style-name="T2">Got up at 7:50, fed dogs, drank coffee, played </text:span><text:span text:style-name="T10">Wordle, scrolled and wrote in my journal.</text:span></text:p>
      <text:p text:style-name="P70"><text:span text:style-name="T10"/></text:p>
      <text:p text:style-name="P71"><text:span text:style-name="T10">. . .</text:span></text:p>
      <text:p text:style-name="P70"><text:span text:style-name="T10"/></text:p>
      <text:p text:style-name="P72"><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72"><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72"><text:span text:style-name="T2"/></text:p>
      <text:p text:style-name="P73">I.XV</text:p>
      <text:p text:style-name="P73"><text:span text:style-name="T2"/></text:p>
      <text:p text:style-name="P73"><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73"><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73"><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73"><text:span text:style-name="T11"/></text:p>
      <text:p text:style-name="P74"><text:span text:style-name="T11">. . .</text:span></text:p>
      <text:p text:style-name="P74"><text:span text:style-name="T11"/></text:p>
      <text:p text:style-name="P75"><text:span text:style-name="T2">I worked until around 3 and started to chill. Cait came over when she was done with work. We smoked a bowl, smooched a bit, watched a Lake Street Dive video and then went to meet Lauren at the Pub.</text:span></text:p>
      <text:p text:style-name="P75"><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75"><text:span text:style-name="T2"/></text:p>
      <text:p text:style-name="P75"><text:span text:style-name="T2"/></text:p>
      <text:p text:style-name="P75"><text:span text:style-name="T2"/></text:p>
      <text:p text:style-name="P75"><text:span text:style-name="T2"/></text:p>
      <text:p text:style-name="P75"><text:soft-page-break/>I.XVI</text:p>
      <text:p text:style-name="P75"><text:span text:style-name="T2"/></text:p>
      <text:p text:style-name="P75"><text:span text:style-name="T2">The world was covered in snow when we</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8T17:41:12.494951133</dc:date>
    <meta:editing-duration>P5DT2H18M17S</meta:editing-duration>
    <meta:editing-cycles>178</meta:editing-cycles>
    <meta:generator>LibreOffice/7.3.7.2$Linux_X86_64 LibreOffice_project/30$Build-2</meta:generator>
    <meta:print-date>2024-07-07T17:40:57.703901491</meta:print-date>
    <meta:document-statistic meta:table-count="0" meta:image-count="0" meta:object-count="0" meta:page-count="25" meta:paragraph-count="163" meta:word-count="4881" meta:character-count="25221" meta:non-whitespace-character-count="20345"/>
  </office:meta>
</office:document-meta>
</file>